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9000000F4F0FE41447D4DCAE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LiberationSansNarrow" svg:font-family="LiberationSansNarrow" style:font-family-generic="roman" style:font-pitch="variable"/>
    <style:font-face style:name="LiberationSansNarrow-Bold" svg:font-family="LiberationSansNarrow-Bold"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Arial" svg:font-family="Arial" style:font-family-generic="swiss" style:font-pitch="variable"/>
    <style:font-face style:name="Calibri2" svg:font-family="Calibri"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8.098cm" fo:margin-left="0.005cm" fo:margin-top="0cm" fo:margin-bottom="0cm" table:align="left" style:writing-mode="lr-tb"/>
    </style:style>
    <style:style style:name="Tabela1.A" style:family="table-column">
      <style:table-column-properties style:column-width="4.948cm"/>
    </style:style>
    <style:style style:name="Tabela1.B" style:family="table-column">
      <style:table-column-properties style:column-width="13.15cm"/>
    </style:style>
    <style:style style:name="Tabela1.1" style:family="table-row">
      <style:table-row-properties fo:keep-together="auto"/>
    </style:style>
    <style:style style:name="Tabela1.A1" style:family="table-cell">
      <style:table-cell-properties style:vertical-align="" fo:padding="0.191cm" fo:border="0.25pt solid #000000" style:writing-mode="lr-tb"/>
    </style:style>
    <style:style style:name="Tabela1.A2" style:family="table-cell">
      <style:table-cell-properties style:vertical-align="bottom" fo:padding="0.191cm" fo:border-left="0.25pt solid #000000" fo:border-right="none" fo:border-top="none" fo:border-bottom="0.25pt solid #000000" style:writing-mode="lr-tb"/>
    </style:style>
    <style:style style:name="Tabela1.B2" style:family="table-cell">
      <style:table-cell-properties style:vertical-align="" fo:padding="0.191cm" fo:border-left="0.25pt solid #000000" fo:border-right="0.25pt solid #000000" fo:border-top="none" fo:border-bottom="0.25pt solid #000000" style:writing-mode="lr-tb"/>
    </style:style>
    <style:style style:name="Tabela1.3" style:family="table-row">
      <style:table-row-properties style:min-row-height="0.67cm" fo:keep-together="auto"/>
    </style:style>
    <style:style style:name="Tabela2" style:family="table">
      <style:table-properties style:width="18.098cm" fo:margin-left="0.005cm" fo:margin-top="0cm" fo:margin-bottom="0cm" table:align="left" style:writing-mode="lr-tb"/>
    </style:style>
    <style:style style:name="Tabela2.A" style:family="table-column">
      <style:table-column-properties style:column-width="5.027cm"/>
    </style:style>
    <style:style style:name="Tabela2.B" style:family="table-column">
      <style:table-column-properties style:column-width="13.07cm"/>
    </style:style>
    <style:style style:name="Tabela2.1" style:family="table-row">
      <style:table-row-properties fo:keep-together="auto"/>
    </style:style>
    <style:style style:name="Tabela2.A1" style:family="table-cell">
      <style:table-cell-properties style:vertical-align="" fo:padding="0.191cm" fo:border="0.25pt solid #000000" style:writing-mode="lr-tb"/>
    </style:style>
    <style:style style:name="Tabela2.2" style:family="table-row">
      <style:table-row-properties style:min-row-height="0.67cm" fo:keep-together="auto"/>
    </style:style>
    <style:style style:name="Tabela2.A2" style:family="table-cell">
      <style:table-cell-properties style:vertical-align="bottom" fo:padding="0.191cm" fo:border-left="0.25pt solid #000000" fo:border-right="none" fo:border-top="none" fo:border-bottom="0.25pt solid #000000" style:writing-mode="lr-tb"/>
    </style:style>
    <style:style style:name="Tabela2.B2" style:family="table-cell">
      <style:table-cell-properties style:vertical-align="" fo:padding="0.191cm" fo:border-left="0.25pt solid #000000" fo:border-right="0.25pt solid #000000" fo:border-top="none" fo:border-bottom="0.25pt solid #000000" style:writing-mode="lr-tb"/>
    </style:style>
    <style:style style:name="Tabela3" style:family="table">
      <style:table-properties style:width="18.112cm" fo:margin-left="0.005cm" fo:margin-top="0cm" fo:margin-bottom="0cm" table:align="left" style:writing-mode="lr-tb"/>
    </style:style>
    <style:style style:name="Tabela3.A" style:family="table-column">
      <style:table-column-properties style:column-width="5.002cm"/>
    </style:style>
    <style:style style:name="Tabela3.B" style:family="table-column">
      <style:table-column-properties style:column-width="13.109cm"/>
    </style:style>
    <style:style style:name="Tabela3.1" style:family="table-row">
      <style:table-row-properties fo:keep-together="auto"/>
    </style:style>
    <style:style style:name="Tabela3.A1" style:family="table-cell">
      <style:table-cell-properties style:vertical-align="bottom" fo:padding="0.191cm" fo:border="0.25pt solid #000000" style:writing-mode="lr-tb"/>
    </style:style>
    <style:style style:name="Tabela3.A2" style:family="table-cell">
      <style:table-cell-properties style:vertical-align="bottom" fo:padding="0.191cm" fo:border-left="0.25pt solid #000000" fo:border-right="none" fo:border-top="none" fo:border-bottom="0.25pt solid #000000" style:writing-mode="lr-tb"/>
    </style:style>
    <style:style style:name="Tabela3.B2" style:family="table-cell">
      <style:table-cell-properties style:vertical-align="bottom" fo:padding="0.191cm" fo:border-left="0.25pt solid #000000" fo:border-right="0.25pt solid #000000" fo:border-top="none" fo:border-bottom="0.25pt solid #000000" style:writing-mode="lr-tb"/>
    </style:style>
    <style:style style:name="Tabela4" style:family="table">
      <style:table-properties style:width="17cm" fo:margin-left="0.005cm" fo:margin-top="0cm" fo:margin-bottom="0cm" table:align="left" style:writing-mode="lr-tb"/>
    </style:style>
    <style:style style:name="Tabela4.A" style:family="table-column">
      <style:table-column-properties style:column-width="8.5cm"/>
    </style:style>
    <style:style style:name="Tabela4.1" style:family="table-row">
      <style:table-row-properties fo:keep-together="auto"/>
    </style:style>
    <style:style style:name="Tabela4.A1" style:family="table-cell">
      <style:table-cell-properties style:vertical-align="" fo:padding="0.097cm" fo:border-left="0.25pt solid #000000" fo:border-right="none" fo:border-top="0.25pt solid #000000" fo:border-bottom="0.25pt solid #000000" style:writing-mode="lr-tb"/>
    </style:style>
    <style:style style:name="Tabela4.B1" style:family="table-cell">
      <style:table-cell-properties style:vertical-align="" fo:padding="0.097cm" fo:border="0.25pt solid #000000" style:writing-mode="lr-tb"/>
    </style:style>
    <style:style style:name="Tabela5" style:family="table">
      <style:table-properties style:width="17.066cm" fo:margin-left="0.118cm" fo:margin-top="0cm" fo:margin-bottom="0cm" table:align="left" style:writing-mode="lr-tb"/>
    </style:style>
    <style:style style:name="Tabela5.A" style:family="table-column">
      <style:table-column-properties style:column-width="4.256cm"/>
    </style:style>
    <style:style style:name="Tabela5.B" style:family="table-column">
      <style:table-column-properties style:column-width="12.809cm"/>
    </style:style>
    <style:style style:name="Tabela5.1" style:family="table-row">
      <style:table-row-properties fo:keep-together="auto"/>
    </style:style>
    <style:style style:name="Tabela5.A1" style:family="table-cell">
      <style:table-cell-properties style:vertical-align="" fo:padding="0.176cm" fo:border="1pt solid #000000" style:writing-mode="lr-tb"/>
    </style:style>
    <style:style style:name="P1" style:family="paragraph" style:parent-style-name="Standard">
      <style:paragraph-properties fo:text-align="center" style:justify-single-word="false"/>
      <style:text-properties fo:color="#008100" style:font-name="LiberationSansNarrow-Bold" fo:font-size="9pt" fo:font-weight="bold" officeooo:paragraph-rsid="001de2a1" style:font-size-asian="9pt" style:font-weight-asian="bold"/>
    </style:style>
    <style:style style:name="P2" style:family="paragraph" style:parent-style-name="Standard">
      <style:paragraph-properties fo:text-align="center" style:justify-single-word="false"/>
      <style:text-properties fo:color="#000000" style:font-name="LiberationSansNarrow" fo:font-size="9pt" officeooo:paragraph-rsid="001de2a1" style:font-size-asian="9pt"/>
    </style:style>
    <style:style style:name="P3" style:family="paragraph" style:parent-style-name="Standard">
      <style:paragraph-properties fo:text-align="center" style:justify-single-word="false"/>
      <style:text-properties fo:color="#000000" style:font-name="LiberationSansNarrow" fo:font-size="9pt" officeooo:rsid="0018eed9" officeooo:paragraph-rsid="001de2a1" style:font-size-asian="9pt" style:font-size-complex="9pt"/>
    </style:style>
    <style:style style:name="P4" style:family="paragraph" style:parent-style-name="Standard_20__28_user_29_">
      <style:paragraph-properties fo:margin-left="0.058cm" fo:margin-right="0cm" fo:text-align="center" style:justify-single-word="false" fo:text-indent="0cm" style:auto-text-indent="false" style:writing-mode="lr-tb"/>
      <style:text-properties style:font-name="Calibri" fo:font-size="14pt" fo:font-weight="bold" style:font-name-asian="Calibri1" style:font-size-asian="14pt" style:font-weight-asian="bold" style:font-name-complex="Calibri1" style:font-size-complex="14pt"/>
    </style:style>
    <style:style style:name="P5" style:family="paragraph" style:parent-style-name="Standard_20__28_user_29_">
      <style:paragraph-properties fo:margin-left="1.752cm" fo:margin-right="0.998cm" fo:text-indent="0cm" style:auto-text-indent="false" style:writing-mode="lr-tb"/>
      <style:text-properties fo:font-size="10pt" style:font-size-asian="10pt" style:font-size-complex="10pt"/>
    </style:style>
    <style:style style:name="P6" style:family="paragraph" style:parent-style-name="Standard_20__28_user_29_">
      <style:paragraph-properties fo:margin-left="1.752cm" fo:margin-right="0.998cm" fo:line-height="150%" fo:text-indent="0cm" style:auto-text-indent="false" style:writing-mode="lr-tb"/>
      <style:text-properties fo:font-size="10pt" style:font-size-asian="10pt" style:font-size-complex="10pt"/>
    </style:style>
    <style:style style:name="P7" style:family="paragraph" style:parent-style-name="Standard_20__28_user_29_">
      <style:paragraph-properties fo:margin-left="1.752cm" fo:margin-right="0.998cm" fo:text-align="end" style:justify-single-word="false" fo:text-indent="0cm" style:auto-text-indent="false" style:writing-mode="lr-tb"/>
      <style:text-properties fo:font-size="10pt" style:font-size-asian="10pt" style:font-size-complex="10pt"/>
    </style:style>
    <style:style style:name="P8" style:family="paragraph" style:parent-style-name="Standard_20__28_user_29_">
      <style:paragraph-properties fo:margin-left="1.752cm" fo:margin-right="0.998cm" fo:text-indent="0cm" style:auto-text-indent="false" style:writing-mode="lr-tb"/>
      <style:text-properties style:font-name="Calibri" style:font-name-asian="Calibri1" style:font-name-complex="Calibri1"/>
    </style:style>
    <style:style style:name="P9" style:family="paragraph" style:parent-style-name="Standard_20__28_user_29_">
      <style:paragraph-properties fo:margin-left="1.752cm" fo:margin-right="0.998cm" fo:line-height="150%" fo:text-indent="0cm" style:auto-text-indent="false" style:writing-mode="lr-tb"/>
      <style:text-properties style:font-name="Calibri" style:font-name-asian="Calibri1" style:font-name-complex="Calibri1"/>
    </style:style>
    <style:style style:name="P10" style:family="paragraph" style:parent-style-name="Standard_20__28_user_29_">
      <style:paragraph-properties fo:margin-left="1.752cm" fo:margin-right="0cm" fo:text-align="justify" style:justify-single-word="false" fo:text-indent="0cm" style:auto-text-indent="false" fo:keep-with-next="always" style:writing-mode="lr-tb"/>
      <style:text-properties fo:font-size="10pt" fo:font-weight="bold" style:font-size-asian="10pt" style:font-weight-asian="bold" style:font-size-complex="10pt"/>
    </style:style>
    <style:style style:name="P11" style:family="paragraph" style:parent-style-name="Standard_20__28_user_29_">
      <style:paragraph-properties fo:margin-left="1.752cm" fo:margin-right="0cm" fo:line-height="150%" fo:text-indent="0cm" style:auto-text-indent="false" style:writing-mode="lr-tb"/>
      <style:text-properties fo:font-size="10pt" style:font-size-asian="10pt" style:font-size-complex="10pt"/>
    </style:style>
    <style:style style:name="P12" style:family="paragraph" style:parent-style-name="Standard_20__28_user_29_">
      <style:paragraph-properties fo:margin-left="1.752cm" fo:margin-right="0cm" fo:line-height="150%" fo:text-indent="0cm" style:auto-text-indent="false" style:writing-mode="lr-tb">
        <style:tab-stops/>
      </style:paragraph-properties>
      <style:text-properties fo:font-size="10pt" style:font-size-asian="10pt" style:font-size-complex="10pt"/>
    </style:style>
    <style:style style:name="P13" style:family="paragraph" style:parent-style-name="Standard_20__28_user_29_">
      <style:paragraph-properties fo:margin-left="1.752cm" fo:margin-right="0cm" fo:text-align="justify" style:justify-single-word="false" fo:text-indent="0cm" style:auto-text-indent="false" style:writing-mode="lr-tb">
        <style:tab-stops>
          <style:tab-stop style:position="20.255cm"/>
        </style:tab-stops>
      </style:paragraph-properties>
      <style:text-properties fo:font-size="10pt" style:font-size-asian="10pt" style:font-size-complex="10pt"/>
    </style:style>
    <style:style style:name="P14" style:family="paragraph" style:parent-style-name="Standard_20__28_user_29_">
      <style:paragraph-properties fo:margin-left="1.752cm" fo:margin-right="0cm" fo:line-height="150%" fo:text-indent="0cm" style:auto-text-indent="false" style:writing-mode="lr-tb">
        <style:tab-stops/>
      </style:paragraph-properties>
      <style:text-properties fo:font-size="10pt" officeooo:rsid="002085d3" officeooo:paragraph-rsid="002085d3" style:font-size-asian="10pt" style:font-size-complex="10pt"/>
    </style:style>
    <style:style style:name="P15" style:family="paragraph" style:parent-style-name="Standard_20__28_user_29_">
      <style:paragraph-properties fo:margin-left="1.752cm" fo:margin-right="0cm" fo:line-height="150%" fo:text-indent="0cm" style:auto-text-indent="false" style:writing-mode="lr-tb"/>
      <style:text-properties fo:font-size="10pt" officeooo:rsid="002085d3" officeooo:paragraph-rsid="002085d3" style:font-size-asian="10pt" style:font-size-complex="10pt"/>
    </style:style>
    <style:style style:name="P16" style:family="paragraph" style:parent-style-name="Standard_20__28_user_29_">
      <style:paragraph-properties fo:margin-left="0cm" fo:margin-right="0.998cm" fo:text-indent="0cm" style:auto-text-indent="false" style:writing-mode="lr-tb"/>
      <style:text-properties fo:font-size="10pt" style:font-size-asian="10pt" style:font-size-complex="10pt"/>
    </style:style>
    <style:style style:name="P17" style:family="paragraph" style:parent-style-name="Standard_20__28_user_29_">
      <style:paragraph-properties fo:margin-left="0cm" fo:margin-right="0.998cm" fo:orphans="2" fo:widows="2" fo:text-indent="0cm" style:auto-text-indent="false" style:writing-mode="lr-tb"/>
      <style:text-properties fo:font-size="10pt" style:font-size-asian="10pt" style:font-size-complex="10pt"/>
    </style:style>
    <style:style style:name="P18" style:family="paragraph" style:parent-style-name="Standard_20__28_user_29_">
      <style:paragraph-properties fo:margin-left="0cm" fo:margin-right="0.998cm" fo:line-height="150%" fo:text-indent="0cm" style:auto-text-indent="false" style:writing-mode="lr-tb"/>
      <style:text-properties fo:font-size="10pt" style:font-size-asian="10pt" style:font-size-complex="10pt"/>
    </style:style>
    <style:style style:name="P19" style:family="paragraph" style:parent-style-name="Standard_20__28_user_29_">
      <style:paragraph-properties fo:margin-left="0cm" fo:margin-right="0.998cm" fo:text-indent="0cm" style:auto-text-indent="false" style:writing-mode="lr-tb"/>
      <style:text-properties fo:font-size="10pt" officeooo:rsid="002085d3" officeooo:paragraph-rsid="002085d3" style:font-size-asian="10pt" style:font-size-complex="10pt"/>
    </style:style>
    <style:style style:name="P20" style:family="paragraph" style:parent-style-name="Standard_20__28_user_29_">
      <style:paragraph-properties fo:margin-left="0cm" fo:margin-right="0.998cm" fo:line-height="150%" fo:text-indent="0cm" style:auto-text-indent="false" style:writing-mode="lr-tb"/>
      <style:text-properties fo:font-size="10pt" officeooo:rsid="002085d3" officeooo:paragraph-rsid="002085d3" style:font-size-asian="10pt" style:font-size-complex="10pt"/>
    </style:style>
    <style:style style:name="P21" style:family="paragraph" style:parent-style-name="Standard_20__28_user_29_">
      <style:paragraph-properties fo:margin-left="0cm" fo:margin-right="0.998cm" fo:orphans="2" fo:widows="2" fo:text-indent="0cm" style:auto-text-indent="false" style:writing-mode="lr-tb"/>
      <style:text-properties fo:font-size="10pt" fo:font-weight="bold" style:font-size-asian="10pt" style:font-weight-asian="bold" style:font-size-complex="10pt"/>
    </style:style>
    <style:style style:name="P22" style:family="paragraph" style:parent-style-name="Standard_20__28_user_29_">
      <style:paragraph-properties fo:margin-left="0cm" fo:margin-right="0.998cm" fo:text-indent="0cm" style:auto-text-indent="false" style:writing-mode="lr-tb"/>
      <style:text-properties style:font-name="Calibri" style:font-name-asian="Calibri1" style:font-name-complex="Calibri1"/>
    </style:style>
    <style:style style:name="P23" style:family="paragraph" style:parent-style-name="Standard_20__28_user_29_">
      <style:paragraph-properties fo:margin-left="0cm" fo:margin-right="0.998cm" fo:text-indent="0cm" style:auto-text-indent="false" style:writing-mode="lr-tb"/>
      <style:text-properties fo:color="#000000" style:font-name="TimesNewRomanPS-BoldMT" fo:font-size="12pt" fo:font-weight="bold" style:font-name-asian="Calibri2" style:font-size-asian="12pt" style:font-weight-asian="bold" style:font-name-complex="Calibri2" style:font-size-complex="14pt"/>
    </style:style>
    <style:style style:name="P24" style:family="paragraph" style:parent-style-name="Standard_20__28_user_29_">
      <style:paragraph-properties fo:margin-left="0cm" fo:margin-right="0.998cm" fo:text-indent="0cm" style:auto-text-indent="false" fo:break-before="page" style:writing-mode="lr-tb"/>
      <style:text-properties fo:font-size="10pt" style:font-size-asian="10pt" style:font-size-complex="10pt"/>
    </style:style>
    <style:style style:name="P25" style:family="paragraph" style:parent-style-name="Standard_20__28_user_29_">
      <style:paragraph-properties fo:margin-left="0cm" fo:margin-right="0cm" fo:line-height="115%" fo:text-indent="0cm" style:auto-text-indent="false" style:writing-mode="lr-tb"/>
      <style:text-properties fo:font-size="10pt" style:font-size-asian="10pt" style:font-size-complex="10pt"/>
    </style:style>
    <style:style style:name="P26" style:family="paragraph" style:parent-style-name="Standard_20__28_user_29_">
      <style:paragraph-properties fo:margin-left="0cm" fo:margin-right="0cm" fo:line-height="115%" fo:text-align="justify" style:justify-single-word="false" fo:text-indent="0cm" style:auto-text-indent="false" style:writing-mode="lr-tb"/>
      <style:text-properties fo:font-size="10pt" style:font-size-asian="10pt" style:font-size-complex="10pt"/>
    </style:style>
    <style:style style:name="P27" style:family="paragraph" style:parent-style-name="Standard_20__28_user_29_">
      <style:paragraph-properties fo:margin-left="0cm" fo:margin-right="0cm" fo:line-height="115%" fo:text-indent="0cm" style:auto-text-indent="false" style:writing-mode="lr-tb">
        <style:tab-stops/>
      </style:paragraph-properties>
      <style:text-properties fo:font-size="10pt" style:font-size-asian="10pt" style:font-size-complex="10pt"/>
    </style:style>
    <style:style style:name="P28" style:family="paragraph" style:parent-style-name="Standard_20__28_user_29_">
      <style:paragraph-properties fo:margin-left="0cm" fo:margin-right="0cm" fo:line-height="150%" fo:text-indent="0cm" style:auto-text-indent="false" style:writing-mode="lr-tb"/>
      <style:text-properties fo:font-size="10pt" style:font-size-asian="10pt" style:font-size-complex="10pt"/>
    </style:style>
    <style:style style:name="P29" style:family="paragraph" style:parent-style-name="Standard_20__28_user_29_">
      <style:paragraph-properties fo:margin-left="0cm" fo:margin-right="0cm" fo:line-height="150%" fo:text-indent="0cm" style:auto-text-indent="false" style:writing-mode="lr-tb">
        <style:tab-stops/>
      </style:paragraph-properties>
      <style:text-properties fo:font-size="10pt" style:font-size-asian="10pt" style:font-size-complex="10pt"/>
    </style:style>
    <style:style style:name="P30" style:family="paragraph" style:parent-style-name="Standard_20__28_user_29_">
      <style:paragraph-properties fo:margin-left="0cm" fo:margin-right="0cm" fo:line-height="150%" fo:text-align="justify" style:justify-single-word="false" fo:text-indent="0cm" style:auto-text-indent="false" style:writing-mode="lr-tb">
        <style:tab-stops>
          <style:tab-stop style:position="18.503cm"/>
        </style:tab-stops>
      </style:paragraph-properties>
      <style:text-properties fo:font-size="10pt" style:font-size-asian="10pt" style:font-size-complex="10pt"/>
    </style:style>
    <style:style style:name="P31" style:family="paragraph" style:parent-style-name="Standard_20__28_user_29_">
      <style:paragraph-properties fo:margin-left="0cm" fo:margin-right="0cm" fo:text-align="justify" style:justify-single-word="false" fo:text-indent="0cm" style:auto-text-indent="false" style:writing-mode="lr-tb">
        <style:tab-stops>
          <style:tab-stop style:position="18.503cm"/>
        </style:tab-stops>
      </style:paragraph-properties>
      <style:text-properties fo:font-size="10pt" style:font-size-asian="10pt" style:font-size-complex="10pt"/>
    </style:style>
    <style:style style:name="P32" style:family="paragraph" style:parent-style-name="Standard_20__28_user_29_">
      <style:paragraph-properties fo:margin-left="0cm" fo:margin-right="0cm" fo:line-height="150%" fo:text-indent="0cm" style:auto-text-indent="false" style:writing-mode="lr-tb">
        <style:tab-stops/>
      </style:paragraph-properties>
      <style:text-properties fo:font-size="10pt" officeooo:rsid="002085d3" officeooo:paragraph-rsid="002085d3" style:font-size-asian="10pt" style:font-size-complex="10pt"/>
    </style:style>
    <style:style style:name="P33" style:family="paragraph" style:parent-style-name="Standard_20__28_user_29_">
      <style:paragraph-properties fo:margin-left="0cm" fo:margin-right="0cm" fo:line-height="150%" fo:text-indent="0cm" style:auto-text-indent="false" style:writing-mode="lr-tb"/>
      <style:text-properties fo:font-size="10pt" officeooo:rsid="002085d3" officeooo:paragraph-rsid="002085d3" style:font-size-asian="10pt" style:font-size-complex="10pt"/>
    </style:style>
    <style:style style:name="P34" style:family="paragraph" style:parent-style-name="Standard_20__28_user_29_">
      <style:paragraph-properties fo:margin-left="0cm" fo:margin-right="0cm" fo:text-indent="0cm" style:auto-text-indent="false" style:writing-mode="lr-tb"/>
      <style:text-properties fo:font-size="10pt" officeooo:rsid="0022f6e9" officeooo:paragraph-rsid="0022f6e9" style:font-size-asian="10pt" style:font-size-complex="10pt"/>
    </style:style>
    <style:style style:name="P35" style:family="paragraph" style:parent-style-name="Standard_20__28_user_29_">
      <style:paragraph-properties fo:margin-left="0cm" fo:margin-right="0cm" fo:text-indent="0cm" style:auto-text-indent="false" style:writing-mode="lr-tb"/>
      <style:text-properties fo:font-size="10pt" officeooo:rsid="00243c3f" officeooo:paragraph-rsid="00243c3f" style:font-size-asian="10pt" style:font-size-complex="10pt"/>
    </style:style>
    <style:style style:name="P36" style:family="paragraph" style:parent-style-name="Standard_20__28_user_29_">
      <style:paragraph-properties fo:margin-left="0cm" fo:margin-right="0cm" fo:line-height="150%" fo:text-indent="0cm" style:auto-text-indent="false" style:writing-mode="lr-tb">
        <style:tab-stops/>
      </style:paragraph-properties>
      <style:text-properties fo:font-size="10pt" fo:font-weight="bold" style:font-size-asian="10pt" style:font-weight-asian="bold" style:font-size-complex="10pt" style:font-weight-complex="bold"/>
    </style:style>
    <style:style style:name="P37" style:family="paragraph" style:parent-style-name="Standard_20__28_user_29_">
      <style:paragraph-properties fo:margin-left="0cm" fo:margin-right="0cm" fo:line-height="150%" fo:text-indent="0cm" style:auto-text-indent="false" style:writing-mode="lr-tb">
        <style:tab-stops/>
      </style:paragraph-properties>
      <style:text-properties fo:font-size="10pt" fo:font-weight="bold" style:font-size-asian="10pt" style:font-weight-asian="bold" style:font-size-complex="10pt"/>
    </style:style>
    <style:style style:name="P38" style:family="paragraph" style:parent-style-name="Standard_20__28_user_29_">
      <style:paragraph-properties fo:margin-left="0cm" fo:margin-right="0cm" fo:line-height="115%" fo:text-indent="0cm" style:auto-text-indent="false" style:writing-mode="lr-tb">
        <style:tab-stops/>
      </style:paragraph-properties>
      <style:text-properties fo:font-size="10pt" fo:font-weight="bold" style:font-size-asian="10pt" style:font-weight-asian="bold" style:font-size-complex="10pt"/>
    </style:style>
    <style:style style:name="P39" style:family="paragraph" style:parent-style-name="Standard_20__28_user_29_">
      <style:paragraph-properties fo:margin-left="0cm" fo:margin-right="0cm" fo:text-align="center" style:justify-single-word="false" fo:text-indent="0cm" style:auto-text-indent="false" style:writing-mode="lr-tb">
        <style:tab-stops/>
      </style:paragraph-properties>
      <style:text-properties fo:font-size="10pt" fo:font-weight="bold" style:font-size-asian="10pt" style:font-weight-asian="bold" style:font-size-complex="10pt"/>
    </style:style>
    <style:style style:name="P40" style:family="paragraph" style:parent-style-name="Title">
      <style:paragraph-properties fo:margin-left="0cm" fo:margin-right="0cm" fo:line-height="150%" fo:text-align="center" style:justify-single-word="false" fo:text-indent="0cm" style:auto-text-indent="false" style:writing-mode="lr-tb"/>
    </style:style>
    <style:style style:name="P41" style:family="paragraph" style:parent-style-name="Standard_20__28_user_29_">
      <style:paragraph-properties fo:margin-left="0cm" fo:margin-right="0cm" fo:margin-top="0.201cm" fo:margin-bottom="0.201cm" loext:contextual-spacing="false" fo:text-align="center" style:justify-single-word="false" fo:text-indent="0cm" style:auto-text-indent="false" style:writing-mode="lr-tb"/>
      <style:text-properties fo:font-size="9pt" fo:font-weight="bold" style:font-size-asian="9pt" style:font-weight-asian="bold" style:font-size-complex="9pt"/>
    </style:style>
    <style:style style:name="P42" style:family="paragraph" style:parent-style-name="Standard_20__28_user_29_">
      <style:paragraph-properties fo:margin-left="0cm" fo:margin-right="0cm" fo:margin-top="0.201cm" fo:margin-bottom="0.201cm" loext:contextual-spacing="false" fo:line-height="100%" fo:text-align="center" style:justify-single-word="false" fo:text-indent="0cm" style:auto-text-indent="false" style:writing-mode="lr-tb"/>
      <style:text-properties fo:font-size="9pt" fo:font-weight="bold" style:font-size-asian="9pt" style:font-weight-asian="bold" style:font-size-complex="9pt"/>
    </style:style>
    <style:style style:name="P43" style:family="paragraph" style:parent-style-name="Title">
      <style:paragraph-properties fo:margin-top="0.201cm" fo:margin-bottom="0.201cm" loext:contextual-spacing="false" fo:line-height="100%" fo:text-align="center" style:justify-single-word="false"/>
      <style:text-properties fo:color="#000000" style:font-name="TimesNewRomanPS-BoldMT" fo:font-size="9pt" fo:font-weight="bold" officeooo:paragraph-rsid="001ee0c5" style:font-name-asian="Calibri2" style:font-size-asian="9pt" style:font-weight-asian="bold" style:font-name-complex="Calibri2" style:font-size-complex="9pt"/>
    </style:style>
    <style:style style:name="P44" style:family="paragraph" style:parent-style-name="Standard_20__28_user_29_">
      <style:paragraph-properties fo:margin-left="0.503cm" fo:margin-right="0.998cm" fo:text-align="center" style:justify-single-word="false" fo:text-indent="1.249cm" style:auto-text-indent="false" style:writing-mode="lr-tb"/>
      <style:text-properties fo:font-size="10pt" fo:font-weight="bold" style:font-size-asian="10pt" style:font-weight-asian="bold" style:font-size-complex="10pt"/>
    </style:style>
    <style:style style:name="P45" style:family="paragraph" style:parent-style-name="Standard_20__28_user_29_">
      <style:paragraph-properties fo:margin-left="1.752cm" fo:margin-right="0.998cm" fo:line-height="150%" fo:orphans="2" fo:widows="2" fo:text-indent="-1.752cm" style:auto-text-indent="false" style:writing-mode="lr-tb"/>
      <style:text-properties fo:font-size="10pt" style:font-size-asian="10pt" style:font-size-complex="10pt"/>
    </style:style>
    <style:style style:name="P46" style:family="paragraph" style:parent-style-name="Standard_20__28_user_29_">
      <style:paragraph-properties fo:margin-left="1.752cm" fo:margin-right="0.998cm" fo:line-height="150%" fo:orphans="2" fo:widows="2" fo:text-indent="-1.752cm" style:auto-text-indent="false" style:writing-mode="lr-tb"/>
      <style:text-properties fo:font-size="10pt" officeooo:rsid="0022f6e9" officeooo:paragraph-rsid="0022f6e9" style:font-size-asian="10pt" style:font-size-complex="10pt"/>
    </style:style>
    <style:style style:name="P47" style:family="paragraph" style:parent-style-name="Standard_20__28_user_29_" style:list-style-name="L1">
      <style:paragraph-properties fo:line-height="150%" fo:orphans="2" fo:widows="2" style:writing-mode="lr-tb"/>
      <style:text-properties fo:font-size="10pt" officeooo:rsid="0022f6e9" officeooo:paragraph-rsid="0022f6e9" style:font-size-asian="10pt" style:font-size-complex="10pt"/>
    </style:style>
    <style:style style:name="P48" style:family="paragraph" style:parent-style-name="Standard_20__28_user_29_">
      <style:paragraph-properties fo:margin-left="0cm" fo:margin-right="0.998cm" fo:line-height="150%" fo:text-indent="0cm" style:auto-text-indent="false" style:writing-mode="lr-tb"/>
      <style:text-properties fo:font-size="10pt" officeooo:rsid="0022f6e9" officeooo:paragraph-rsid="0022f6e9" style:font-size-asian="10pt" style:font-size-complex="10pt"/>
    </style:style>
    <style:style style:name="P49" style:family="paragraph" style:parent-style-name="Standard_20__28_user_29_">
      <style:paragraph-properties fo:margin-left="0cm" fo:margin-right="0.998cm" fo:line-height="150%" fo:text-indent="0cm" style:auto-text-indent="false" style:writing-mode="lr-tb"/>
      <style:text-properties fo:font-size="10pt" officeooo:rsid="00244d0a" officeooo:paragraph-rsid="00244d0a" style:font-size-asian="10pt" style:font-size-complex="10pt"/>
    </style:style>
    <style:style style:name="T1" style:family="text">
      <style:text-properties fo:font-variant="normal" fo:text-transform="none" fo:color="#444444" style:font-name="Arial" fo:letter-spacing="normal" fo:font-style="normal" fo:font-weight="normal"/>
    </style:style>
    <style:style style:name="T2" style:family="text">
      <style:text-properties style:font-name="Arial"/>
    </style:style>
    <style:style style:name="T3" style:family="text">
      <style:text-properties officeooo:rsid="002085d3"/>
    </style:style>
    <style:style style:name="T4" style:family="text">
      <style:text-properties officeooo:rsid="00217459"/>
    </style:style>
    <style:style style:name="T5" style:family="text">
      <style:text-properties officeooo:rsid="002287ce"/>
    </style:style>
    <style:style style:name="T6" style:family="text">
      <style:text-properties officeooo:rsid="0022f6e9"/>
    </style:style>
    <style:style style:name="T7" style:family="text">
      <style:text-properties officeooo:rsid="00243c3f"/>
    </style:style>
    <style:style style:name="T8" style:family="text">
      <style:text-properties officeooo:rsid="0024f4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APÊNDICE H3</text:p>
      <text:p text:style-name="P41">CURSO SUPERIOR DE TECNOLOGIA EM ANÁLISE E DESENVOLVIMENTO DE SISTEMAS</text:p>
      <text:p text:style-name="P41">PROJETO DE ESTÁGIO/EMPREGO</text:p>
      <text:p text:style-name="P42"><text:s/>PLANO DE TRABALHO</text:p>
      <text:p text:style-name="P42">(a ser utilizado na UC Tópicos Introdutórios em TCC e no CC Trabalho de Conclusão de Curso)</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37">Informações sobre a/o Aluna/Aluno:</text:p>
          </table:table-cell>
          <table:covered-table-cell/>
        </table:table-row>
        <table:table-row table:style-name="Tabela1.1">
          <table:table-cell table:style-name="Tabela1.A2" office:value-type="string">
            <text:p text:style-name="P29">Matrícula:</text:p>
          </table:table-cell>
          <table:table-cell table:style-name="Tabela1.B2" office:value-type="string">
            <text:p text:style-name="P12"><text:span text:style-name="T1">201920801727</text:span><text:span text:style-name="T2"> </text:span><text:s text:c="58"/></text:p>
          </table:table-cell>
        </table:table-row>
        <table:table-row table:style-name="Tabela1.3">
          <table:table-cell table:style-name="Tabela1.A2" office:value-type="string">
            <text:p text:style-name="P29">Nome Completo:</text:p>
          </table:table-cell>
          <table:table-cell table:style-name="Tabela1.B2" office:value-type="string">
            <text:p text:style-name="P14">Lucas Sandro Rotermel Franco</text:p>
          </table:table-cell>
        </table:table-row>
        <table:table-row table:style-name="Tabela1.3">
          <table:table-cell table:style-name="Tabela1.A2" office:value-type="string">
            <text:p text:style-name="P28">Endereço completo:</text:p>
          </table:table-cell>
          <table:table-cell table:style-name="Tabela1.B2" office:value-type="string">
            <text:p text:style-name="P15">Rua João José Schmitz, nº 449, Bela Vista, Gaspar, 89110-826</text:p>
          </table:table-cell>
        </table:table-row>
        <table:table-row table:style-name="Tabela1.1">
          <table:table-cell table:style-name="Tabela1.A2" office:value-type="string">
            <text:p text:style-name="P29">Endereço eletrônico:</text:p>
          </table:table-cell>
          <table:table-cell table:style-name="Tabela1.B2" office:value-type="string">
            <text:p text:style-name="P14">lucas.rotermel.franco@gmail.com</text:p>
          </table:table-cell>
        </table:table-row>
        <table:table-row table:style-name="Tabela1.1">
          <table:table-cell table:style-name="Tabela1.A2" office:value-type="string">
            <text:p text:style-name="P28">Desenvolverá o plano como:</text:p>
          </table:table-cell>
          <table:table-cell table:style-name="Tabela1.B2" office:value-type="string">
            <text:p text:style-name="P11">( <text:span text:style-name="T3">X</text:span> ) funcionário <text:s text:c="3"/>( <text:s text:c="3"/>) estagiário <text:s text:c="3"/>( <text:s text:c="3"/>) empreendedor</text:p>
          </table:table-cell>
        </table:table-row>
      </table:table>
      <text:p text:style-name="P25"/>
      <table:table table:name="Tabela2" table:style-name="Tabela2">
        <table:table-column table:style-name="Tabela2.A"/>
        <table:table-column table:style-name="Tabela2.B"/>
        <table:table-row table:style-name="Tabela2.1">
          <table:table-cell table:style-name="Tabela2.A1" table:number-columns-spanned="2" office:value-type="string">
            <text:p text:style-name="P38">Informações sobre a Empresa:</text:p>
          </table:table-cell>
          <table:covered-table-cell/>
        </table:table-row>
        <table:table-row table:style-name="Tabela2.2">
          <table:table-cell table:style-name="Tabela2.A2" office:value-type="string">
            <text:p text:style-name="P29">Nome da Empresa:</text:p>
          </table:table-cell>
          <table:table-cell table:style-name="Tabela2.B2" office:value-type="string">
            <text:p text:style-name="P32">PHILIPS CLINICAL INFORMATICS</text:p>
          </table:table-cell>
        </table:table-row>
        <table:table-row table:style-name="Tabela2.2">
          <table:table-cell table:style-name="Tabela2.A2" office:value-type="string">
            <text:p text:style-name="P28">Ramo de Atividade</text:p>
          </table:table-cell>
          <table:table-cell table:style-name="Tabela2.B2" office:value-type="string">
            <text:p text:style-name="P33">Desenvolvimento de programas de computador para fins hospitalares</text:p>
          </table:table-cell>
        </table:table-row>
        <table:table-row table:style-name="Tabela2.1">
          <table:table-cell table:style-name="Tabela2.A2" office:value-type="string">
            <text:p text:style-name="P29">Endereço completo:</text:p>
          </table:table-cell>
          <table:table-cell table:style-name="Tabela2.B2" office:value-type="string">
            <text:p text:style-name="P32">Rua 2 de Setembro, 1944, Itoupava Norte, Blumenau, 89052-004</text:p>
          </table:table-cell>
        </table:table-row>
        <table:table-row table:style-name="Tabela2.1">
          <table:table-cell table:style-name="Tabela2.A2" office:value-type="string">
            <text:p text:style-name="P28">Telefone:</text:p>
          </table:table-cell>
          <table:table-cell table:style-name="Tabela2.B2" office:value-type="string">
            <text:p text:style-name="P33">(47) 3144-4000</text:p>
          </table:table-cell>
        </table:table-row>
      </table:table>
      <text:p text:style-name="P26"/>
      <table:table table:name="Tabela3" table:style-name="Tabela3">
        <table:table-column table:style-name="Tabela3.A"/>
        <table:table-column table:style-name="Tabela3.B"/>
        <table:table-row table:style-name="Tabela3.1">
          <table:table-cell table:style-name="Tabela3.A1" table:number-columns-spanned="2" office:value-type="string">
            <text:p text:style-name="P38">Informações sobre o Estágio ou Trabalho na Empresa:</text:p>
          </table:table-cell>
          <table:covered-table-cell/>
        </table:table-row>
        <table:table-row table:style-name="Tabela3.1">
          <table:table-cell table:style-name="Tabela3.A2" office:value-type="string">
            <text:p text:style-name="P27">Seção ou Departamento onde realizará o estágio/trabalho:</text:p>
          </table:table-cell>
          <table:table-cell table:style-name="Tabela3.B2" office:value-type="string">
            <text:p text:style-name="P14">Departamento de Desenvolvimento</text:p>
          </table:table-cell>
        </table:table-row>
        <table:table-row table:style-name="Tabela3.1">
          <table:table-cell table:style-name="Tabela3.A2" office:value-type="string">
            <text:p text:style-name="P28">Nome do supervisor:</text:p>
          </table:table-cell>
          <table:table-cell table:style-name="Tabela3.B2" office:value-type="string">
            <text:p text:style-name="P11"/>
          </table:table-cell>
        </table:table-row>
        <table:table-row table:style-name="Tabela3.1">
          <table:table-cell table:style-name="Tabela3.A2" office:value-type="string">
            <text:p text:style-name="P28">E-mail do supervisor:</text:p>
          </table:table-cell>
          <table:table-cell table:style-name="Tabela3.B2" office:value-type="string">
            <text:p text:style-name="P11"/>
          </table:table-cell>
        </table:table-row>
      </table:table>
      <text:p text:style-name="P10"/>
      <table:table table:name="Tabela4" table:style-name="Tabela4">
        <table:table-column table:style-name="Tabela4.A" table:number-columns-repeated="2"/>
        <table:table-row table:style-name="Tabela4.1">
          <table:table-cell table:style-name="Tabela4.A1" office:value-type="string">
            <text:p text:style-name="P36">Período do estágio/trabalho durante o semestre da UC ou CC cursado:</text:p>
            <text:p text:style-name="P36">de <text:span text:style-name="T3">04</text:span>/<text:span text:style-name="T3">04</text:span>/<text:span text:style-name="T3">2022</text:span></text:p>
            <text:p text:style-name="P36">a <text:s text:c="2"/><text:span text:style-name="T3">03</text:span>/<text:span text:style-name="T3">06</text:span>/<text:span text:style-name="T3">2022</text:span></text:p>
          </table:table-cell>
          <table:table-cell table:style-name="Tabela4.B1" office:value-type="string">
            <text:p text:style-name="P36">Total de horas semanais:</text:p>
            <text:p text:style-name="P36"/>
            <text:p text:style-name="P36"><text:s/><text:span text:style-name="T3">25</text:span> horas/semana</text:p>
          </table:table-cell>
        </table:table-row>
      </table:table>
      <text:p text:style-name="P28"/>
      <text:p text:style-name="P44">Informações sobre o projeto a ser desenvolvido</text:p>
      <text:p text:style-name="P10"/>
      <text:p text:style-name="P16">Título do Trabalho a ser desenvolvido:</text:p>
      <text:p text:style-name="P16"/>
      <text:p text:style-name="P19">Projetos para auxílio em entrega do produto ao cliente.</text:p>
      <text:p text:style-name="P5"><text:soft-page-break/></text:p>
      <text:p text:style-name="P16">Tipo de sistema em que será desenvolvido o projeto:</text:p>
      <text:p text:style-name="P5"/>
      <text:p text:style-name="P16">( <text:span text:style-name="T3">X</text:span> ) Desenvolvimento de sistemas de informação</text:p>
      <text:p text:style-name="P16">( <text:span text:style-name="T3">X</text:span> ) Desenvolvimento de aplicações para Web</text:p>
      <text:p text:style-name="P16">( <text:s text:c="3"/>) Desenvolvimento de aplicações para dispositivos móveis</text:p>
      <text:p text:style-name="P16">( <text:span text:style-name="T3">X</text:span> ) Desenvolvimento de aplicações cliente-servidor</text:p>
      <text:p text:style-name="P16">( <text:s text:c="3"/>) Desenvolvimento de interfaces</text:p>
      <text:p text:style-name="P16">( <text:s text:c="3"/>) Desenvolvimento de sistemas embarcados</text:p>
      <text:p text:style-name="P16">( <text:s text:c="3"/>) Manutenção de Software (testes, validação, correção, atualização, etc.)</text:p>
      <text:p text:style-name="P16">( <text:s text:c="3"/>) Sistemas de Banco de Dados</text:p>
      <text:p text:style-name="P16">( <text:s text:c="3"/>) Sistemas de Entretenimento (jogos, simulação, etc.)</text:p>
      <text:p text:style-name="P16">( <text:s text:c="3"/>) Outra - especificar: _____________________________________________________________</text:p>
      <text:p text:style-name="P5"/>
      <text:p text:style-name="P16">Descrição da empresa (nome, localização, ramo de atuação):</text:p>
      <text:p text:style-name="P5"/>
      <text:p text:style-name="P20"><text:tab/>A Philips é uma empresa holandesa, fundada em 1891 por Frederik <text:span text:style-name="T4">Philips e seu filho Gerard. A empresa inicialmente focou na produção de lâmpadas elétricas. A empresa sucedeu em seu ramo a ponto de criar centros de pesquisa para poder apresentar inovações para o mercado e assim aumentar sua importância na história. Com o passar dos tempos a empresa foi abrangindo mais e mais seus produtos, indo de lâmpadas para aparelhos de barbear, televisões e entre outros.</text:span></text:p>
      <text:p text:style-name="P20"><text:tab/><text:span text:style-name="T4">Um dos ramos que a Philips mais encontrou espaço para evoluir, foi o espaço de saúde, inicialmente com seus produtos de higiene pessoal, a Philips viu que esse era um mercado de possível investimento, logo focando em criar produtos tanto para saúde pessoal quanto para hospitais. Assim definindo uma das metas principais para a empresa, a de melhorar a vida de 2.5 bilhões de pessoas até 2030.</text:span></text:p>
      <text:p text:style-name="P20"><text:tab/><text:span text:style-name="T4">O seu portfólio de produtos no ramo da saúde é gigantesco e um desses é o Tasy, sistema inicialmente criado pela Wheb Sistemas, empresa brasileira que foi comprada pela Philips em 2010. O produto Tasy já era uma referência no mercado de saúde nacional, e com esse compra a possibilidade de virar referência no mercado mundial poderia ser possível.</text:span></text:p>
      <text:p text:style-name="P20"><text:tab/><text:span text:style-name="T5">A sede em Blumenau é focada exclusivamente no desenvolvimento e suporte ao Tasy, mas, mesmo assim, já é possível encontrar o Tasy em vários locais do mundo, possuindo até funcionários em outros países, como Índia e Estados Unidos.</text:span></text:p>
      <text:p text:style-name="P5"/>
      <text:p text:style-name="P16">Descrição do(s) projeto(s) em que atuará:</text:p>
      <text:p text:style-name="P5"/>
      <text:p text:style-name="P18"><text:tab/><text:span text:style-name="T5">O primeiro projeto tem como foco criar uma tabela que registre todos os projetos desenvolvidos dentro da Philips, informando o nome do mesmo, a sua versão e também com qual versão do Tasy ele é compatível. Após isso será desevolvida uma rotina de inserção nessa tabela que poderá ser utilizada por outros funcionários para manterem essa documentação em tabelas do sistema.</text:span></text:p>
      <text:p text:style-name="P18"><text:tab/><text:span text:style-name="T5">Com os projetos documentados, será criado um endpoint em um sistema de gerenciamento </text:span><text:soft-page-break/><text:span text:style-name="T5">do Tasy para os clientes, onde eles poderão saber quais os projetos são compatíveis com a versão do sistema que possuem instaladas em suas bases. Esse endpoint receberá a versão do sistema do cliente como parâmetro e retornará para ele uma lista com os projetos compatíveis.</text:span></text:p>
      <text:p text:style-name="P18"><text:tab/><text:span text:style-name="T5">Outro projeto a ser desenvolvido é um projeto que exporta um pacote de traduções para clientes que não utilizam o alfabeto latino. Para esse projeto inicialmente é necessário criar uma rotina que empacota todas as expressões nos alfabetos que diferenciam do latino e disponibilizar eles como um artefato na nuvem.</text:span></text:p>
      <text:p text:style-name="P18"><text:tab/><text:span text:style-name="T6">Para o cliente ter acesso a ele é necessário criar uma tela em que o cliente possa ter acesso a esse pacote e baixar os idiomas desejados. Essa tela vai ter algumas restrições pois as bases em PL/SQL podem ter problemas se estiverem na codificação errada.</text:span></text:p>
      <text:p text:style-name="P6"/>
      <text:p text:style-name="P16">Principais atividades a serem desempenhadas:</text:p>
      <text:p text:style-name="P5"/>
      <text:list xml:id="list2014193370" text:style-name="L1">
        <text:list-item>
          <text:p text:style-name="P47">Desenvolvimento de procedures e functions;</text:p>
        </text:list-item>
        <text:list-item>
          <text:p text:style-name="P47">Criações de tabelas SQL;</text:p>
        </text:list-item>
        <text:list-item>
          <text:p text:style-name="P47">Desenvolvimento de telas com o uso de framework interno;</text:p>
        </text:list-item>
        <text:list-item>
          <text:p text:style-name="P47">Desenvolvimento das restrições a acesso as telas utilizando Java.</text:p>
        </text:list-item>
      </text:list>
      <text:p text:style-name="P5"/>
      <text:p text:style-name="P16">Resultados esperados:</text:p>
      <text:p text:style-name="P16"/>
      <text:p text:style-name="P46">Os resultados esperados do primeiro projeto são um sistema que possa garantir que o cliente baixe somente os projetos compatíveis com seu sistema, garantindo que não exista nenhuma inconformidade ou incompatibilidade com algum projeto.</text:p>
      <text:p text:style-name="P46">O segundo projeto espera que apresente ao cliente uma tela que permita a ele baixar e aplicar pacotes de traduções de expressões do sistema para a língua desejada.</text:p>
      <text:p text:style-name="P46"/>
      <text:p text:style-name="P17">Descrição das técnicas, métodos e ou metodologias que serão utilizadas durante o desenvolvimento do trabalho:</text:p>
      <text:p text:style-name="P21"/>
      <text:p text:style-name="P48"><text:tab/>Será utilizado a metodologia ágil para desenvolvimento dos projetos, definido os requisitos e entregando eles em intervalos de 15 dias.</text:p>
      <text:p text:style-name="P49"><text:tab/>Para o desenvolvimento do primeiro projeto será utilizado o Java como linguagem de programação principal, utilizando o Quarkus como framework de desenvolvimento dos endpoints e o GraalVM como a JDK. A escolha das ferramentas para o desenvolvimento foi analisada com base no foco em utilizar o Kubernetes para realizar o deploy de forma ágil dos endpoints. Assim foi encontrado o Quarkus que proporciona um ambiente de desenvolvimento rápido e facilmente configurável para o desenvolvedor e junto com o GraalVM que auxilia na performance da JVM, reduzindo seu tempo de inicialização assemelhando a performance presente em linguagens que executam os sistemas de forma nativa.</text:p>
      <text:p text:style-name="P49"><text:soft-page-break/><text:tab/>Já para o segundo projeto será utilizado o Java como backend que realiza as consultas nas bases de dados que são modeladas via PL/SQL e para o frontend será utilizado o <text:span text:style-name="T8">AngularJS. Junto também será utilizado o ShellScript para criar as rotinas de automatização para gerar os pacotes de tradução. Para gerenciar a automatização será utilizado a ferramenta Jenkins que tem como função realizar o build dos arquivos e no final gerar um pacote que será enviado para servidores internos da Philips e também para servidores presentes no AWS.</text:span></text:p>
      <text:p text:style-name="P17"/>
      <text:p text:style-name="P17">Cronograma (previsão semanal/quinzenal de atividades no período do Projeto de Estágio/Emprego)</text:p>
      <text:p text:style-name="P5"/>
      <text:p text:style-name="P5"/>
      <table:table table:name="Tabela5" table:style-name="Tabela5">
        <table:table-column table:style-name="Tabela5.A"/>
        <table:table-column table:style-name="Tabela5.B"/>
        <table:table-row table:style-name="Tabela5.1">
          <table:table-cell table:style-name="Tabela5.A1" office:value-type="string">
            <text:p text:style-name="P39">Período</text:p>
          </table:table-cell>
          <table:table-cell table:style-name="Tabela5.A1" office:value-type="string">
            <text:p text:style-name="P39">Atividade a realizar</text:p>
          </table:table-cell>
        </table:table-row>
        <table:table-row table:style-name="Tabela5.1">
          <table:table-cell table:style-name="Tabela5.A1" office:value-type="string">
            <text:p text:style-name="P34">04/04 a 08/04</text:p>
          </table:table-cell>
          <table:table-cell table:style-name="Tabela5.A1" office:value-type="string">
            <text:p text:style-name="P34">Criação da tabela e procedure para documentação dos projetos</text:p>
          </table:table-cell>
        </table:table-row>
        <table:table-row table:style-name="Tabela5.1">
          <table:table-cell table:style-name="Tabela5.A1" office:value-type="string">
            <text:p text:style-name="P34">11/04 a 22/04</text:p>
          </table:table-cell>
          <table:table-cell table:style-name="Tabela5.A1" office:value-type="string">
            <text:p text:style-name="P34">Criação do endpoint para o cliente</text:p>
          </table:table-cell>
        </table:table-row>
        <table:table-row table:style-name="Tabela5.1">
          <table:table-cell table:style-name="Tabela5.A1" office:value-type="string">
            <text:p text:style-name="P34">25/04 a 06/05</text:p>
          </table:table-cell>
          <table:table-cell table:style-name="Tabela5.A1" office:value-type="string">
            <text:p text:style-name="P34">Estudo e adequação da rotina que vai gerar o pacote de tradução</text:p>
          </table:table-cell>
        </table:table-row>
        <table:table-row table:style-name="Tabela5.1">
          <table:table-cell table:style-name="Tabela5.A1" office:value-type="string">
            <text:p text:style-name="P35">09/05 a 20/05</text:p>
          </table:table-cell>
          <table:table-cell table:style-name="Tabela5.A1" office:value-type="string">
            <text:p text:style-name="P35">Criação da tela e primeiras restrições para o cliente aplicar os pacotes em sua base</text:p>
          </table:table-cell>
        </table:table-row>
        <table:table-row table:style-name="Tabela5.1">
          <table:table-cell table:style-name="Tabela5.A1" office:value-type="string">
            <text:p text:style-name="P35">23/05 a 03/06</text:p>
          </table:table-cell>
          <table:table-cell table:style-name="Tabela5.A1" office:value-type="string">
            <text:p text:style-name="P35">Criação das últimas restrições no backend e testes para verificar se os clientes irão receber os pacotes de expressões corretos.</text:p>
          </table:table-cell>
        </table:table-row>
      </table:table>
      <text:p text:style-name="P5"/>
      <text:p text:style-name="P5"/>
      <text:p text:style-name="P7">Gaspar, <text:span text:style-name="T7">30 </text:span>de <text:span text:style-name="T7">Março </text:span>de <text:span text:style-name="T7">2022</text:span>.</text:p>
      <text:p text:style-name="P7"/>
      <text:p text:style-name="P31">_______________________________ <text:s text:c="45"/>_______________________________</text:p>
      <text:p text:style-name="P31"><text:s text:c="12"/>Assinatura do aluno <text:s text:c="65"/>Assinatura do supervisor na empresa</text:p>
      <text:p text:style-name="P13"/>
      <text:p text:style-name="P4">ATENÇÃO: Se for estagiário, entregar cópia do Termo de Compromisso. Se for funcionário da empresa, entregar um comprovante de vínculo (pode ser cópia do contrato de trabalho ou da carteira de trabalho). Se for aluno-empreendedor, entregar documentos que comprovem a atividade (contratos de prestação de serviço, contrato social da empresa, portfólio de projetos em andamento).</text:p>
      <text:p text:style-name="P4"/>
      <text:p text:style-name="P4">Reservado à comissão avaliadora:</text:p>
      <text:p text:style-name="P4"/>
      <text:p text:style-name="P45">Considerações:</text:p>
      <text:p text:style-name="P45">_________________________________________________________________________________</text:p>
      <text:p text:style-name="P18">_________________________________________________________________________________</text:p>
      <text:p text:style-name="P18">_________________________________________________________________________________</text:p>
      <text:p text:style-name="P18">_________________________________________________________________________________</text:p>
      <text:p text:style-name="P18"><text:soft-page-break/>_________________________________________________________________________________</text:p>
      <text:p text:style-name="P18">_________________________________________________________________________________</text:p>
      <text:p text:style-name="P18">_________________________________________________________________________________</text:p>
      <text:p text:style-name="P18">_________________________________________________________________________________</text:p>
      <text:p text:style-name="P18">_________________________________________________________________________________</text:p>
      <text:p text:style-name="P22"/>
      <text:p text:style-name="P8"/>
      <text:p text:style-name="P7">Gaspar, _______de _____________________de _______.</text:p>
      <text:p text:style-name="P7"/>
      <text:p text:style-name="P5"/>
      <text:p text:style-name="P16"/>
      <text:p text:style-name="P24">Membros da comissão:</text:p>
      <text:p text:style-name="P5"/>
      <text:p text:style-name="P5"/>
      <text:p text:style-name="P5"/>
      <text:p text:style-name="P7"/>
      <text:p text:style-name="P5"/>
      <text:p text:style-name="P5"/>
      <text:p text:style-name="P31">________________________________________________ <text:s text:c="44"/></text:p>
      <text:p text:style-name="P18">Nome: <text:s text:c="11"/></text:p>
      <text:p text:style-name="P18">Cargo:</text:p>
      <text:p text:style-name="P40"><text:bookmark-start text:name="_8tdu7y3ywsyc"/></text:p>
      <text:p text:style-name="P30">________________________________________________ <text:s text:c="44"/></text:p>
      <text:p text:style-name="P18">Nome: <text:s text:c="11"/></text:p>
      <text:p text:style-name="P18">Cargo:</text:p>
      <text:p text:style-name="P6"/>
      <text:p text:style-name="P9"/>
      <text:p text:style-name="P30"><text:bookmark-start text:name="_4uae5rf3409h"/>________________________________________________ <text:s text:c="44"/></text:p>
      <text:p text:style-name="P18">Nome: <text:s text:c="11"/></text:p>
      <text:p text:style-name="P18">Cargo:</text:p>
      <text:p text:style-name="P23"><text:bookmark-end text:name="_4uae5rf3409h"/><text:bookmark-end text:name="_8tdu7y3ywsy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LiberationSansNarrow" svg:font-family="LiberationSansNarrow" style:font-family-generic="roman" style:font-pitch="variable"/>
    <style:font-face style:name="LiberationSansNarrow-Bold" svg:font-family="LiberationSansNarrow-Bold"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Arial" svg:font-family="Arial" style:font-family-generic="swiss" style:font-pitch="variable"/>
    <style:font-face style:name="Calibri2" svg:font-family="Calibri"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Arial1" fo:font-family="Arial" style:font-family-generic="roman"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line-height="115%" fo:text-align="start" style:justify-single-word="false" fo:orphans="0" fo:widows="0" fo:hyphenation-ladder-count="no-limit" style:vertical-align="baseline"/>
      <style:text-properties style:font-name="Arial1" fo:font-family="Arial" style:font-family-generic="roman"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Default_20_Paragraph_20_Font" style:display-name="Default Paragraph Font" style:family="text"/>
    <style:style style:name="Título_20_Char" style:display-name="Título Char" style:family="text" style:parent-style-name="Default_20_Paragraph_20_Font">
      <style:text-properties fo:font-size="26pt" style:font-size-asian="26pt" style:font-name-complex="0" style:font-family-complex="0" style:font-family-generic-complex="system" style:font-pitch-complex="variable"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008100" style:font-name="LiberationSansNarrow-Bold" fo:font-size="9pt" fo:font-weight="bold" officeooo:paragraph-rsid="001de2a1" style:font-size-asian="9pt" style:font-weight-asian="bold"/>
    </style:style>
    <style:style style:name="MP2" style:family="paragraph" style:parent-style-name="Standard">
      <style:paragraph-properties fo:text-align="center" style:justify-single-word="false"/>
      <style:text-properties fo:color="#000000" style:font-name="LiberationSansNarrow" fo:font-size="9pt" officeooo:paragraph-rsid="001de2a1" style:font-size-asian="9pt"/>
    </style:style>
    <style:style style:name="MP3" style:family="paragraph" style:parent-style-name="Standard">
      <style:paragraph-properties fo:text-align="center" style:justify-single-word="false"/>
      <style:text-properties fo:color="#000000" style:font-name="LiberationSansNarrow" fo:font-size="9pt" officeooo:rsid="0018eed9" officeooo:paragraph-rsid="001de2a1"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0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2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figuras1" text:anchor-type="paragraph" svg:x="0cm" svg:y="-0.847cm" svg:width="17cm" svg:height="1.843cm" draw:z-index="5"><draw:image xlink:href="Pictures/10000000000008C9000000F4F0FE41447D4DCAE8.jpg" xlink:type="simple" xlink:show="embed" xlink:actuate="onLoad" loext:mime-type="image/jpeg"/></draw:frame></text:p>
      </style:header>
      <style:footer>
        <text:p text:style-name="MP1">Instituto Federal de Santa Catarina – câmpus Gaspar</text:p>
        <text:p text:style-name="MP2">Rua: Adriano Kormann, 510 | Bela Vista | Gaspar/SC | CEP: 89.111-009</text:p>
        <text:p text:style-name="MP3">Fone: (47) 3318-3705 | www.ifsc.edu.br | CNPJ 11.402.887/0010-51</text:p>
      </style:footer>
    </style:master-page>
    <style:master-page style:name="MP0" style:page-layout-name="Mpm2">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8:55:05.147000000</meta:creation-date>
    <meta:editing-duration>PT13M39S</meta:editing-duration>
    <meta:editing-cycles>4</meta:editing-cycles>
    <meta:generator>LibreOffice/6.2.4.2$Windows_X86_64 LibreOffice_project/2412653d852ce75f65fbfa83fb7e7b669a126d64</meta:generator>
    <dc:date>2022-05-12T23:11:02.743000000</dc:date>
    <meta:document-statistic meta:table-count="5" meta:image-count="1" meta:object-count="0" meta:page-count="6" meta:paragraph-count="113" meta:word-count="1278" meta:character-count="9410" meta:non-whitespace-character-count="7848"/>
  </office:meta>
</office:document-meta>
</file>